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Cantarell"/>
    </style:style>
    <style:style style:name="P4" style:family="paragraph" style:parent-style-name="Text_20_body" style:list-style-name="L2">
      <style:paragraph-properties fo:margin-top="0in" fo:margin-bottom="0in" loext:contextual-spacing="false"/>
      <style:text-properties style:font-name="Cantarell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style:font-name="Cantarell"/>
    </style:style>
    <style:style style:name="P6" style:family="paragraph" style:parent-style-name="Text_20_body" style:list-style-name="L5">
      <style:paragraph-properties fo:margin-top="0in" fo:margin-bottom="0in" loext:contextual-spacing="false"/>
      <style:text-properties style:font-name="Cantarell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  <style:text-properties officeooo:rsid="0021bc0a" officeooo:paragraph-rsid="0021bc0a"/>
    </style:style>
    <style:style style:name="P9" style:family="paragraph" style:parent-style-name="Heading_20_3">
      <style:text-properties style:font-name="Cantarell"/>
    </style:style>
    <style:style style:name="P10" style:family="paragraph" style:parent-style-name="Heading_20_4">
      <style:text-properties style:font-name="Cantarell" fo:font-style="normal" style:font-style-asian="normal" style:font-style-complex="normal"/>
    </style:style>
    <style:style style:name="P11" style:family="paragraph" style:parent-style-name="First_20_paragraph">
      <style:paragraph-properties fo:text-align="start" style:justify-single-word="false"/>
      <style:text-properties officeooo:paragraph-rsid="002d1fb6"/>
    </style:style>
    <style:style style:name="P12" style:family="paragraph">
      <style:paragraph-properties fo:text-align="end"/>
      <style:text-properties style:font-name="Cantarell"/>
    </style:style>
    <style:style style:name="P13" style:family="paragraph">
      <loext:graphic-properties draw:fill="none" draw:fill-color="#ffffff"/>
      <style:paragraph-properties fo:text-align="end"/>
      <style:text-properties style:font-name="Cantarel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tarell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style:font-name="Cantarel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Cantarell" officeooo:rsid="002d1fb6"/>
    </style:style>
    <style:style style:name="T8" style:family="text">
      <style:text-properties officeooo:rsid="002704dd"/>
    </style:style>
    <style:style style:name="T9" style:family="text">
      <style:text-properties officeooo:rsid="00285096"/>
    </style:style>
    <style:style style:name="T10" style:family="text">
      <style:text-properties style:font-name="Cantarell" fo:font-size="12pt" style:font-name-complex="Cantarel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89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bookmark-start text:name="alexandre-poitevin"/>Alexandre POITEVIN<text:bookmark-end text:name="alexandre-poitevin"/></text:h>
      <text:p text:style-name="P11"><draw:frame text:anchor-type="paragraph" draw:z-index="0" draw:name="Shape1" draw:style-name="gr1" draw:text-style-name="P13" svg:width="1.8232in" svg:height="0.6012in" svg:x="4.6043in" svg:y="-0.0138in"><draw:text-box><text:p text:style-name="P12"><text:span text:style-name="T10">20 Allée Tourtonde</text:span><text:span text:style-name="T10"><text:line-break/></text:span><text:span text:style-name="T10">47200 Marmande</text:span><text:span text:style-name="T10"><text:line-break/></text:span><text:span text:style-name="T10"/></text:p></draw:text-box></draw:frame><text:span text:style-name="T7">0663240636</text:span><text:span text:style-name="T3"><text:line-break/></text:span><text:a xlink:type="simple" xlink:href="mailto:alexandre.poitevin@pm.me" text:style-name="Internet_20_link" text:visited-style-name="Visited_20_Internet_20_Link"><text:span text:style-name="Definition"><text:span text:style-name="T3">alexandre.poitevin@pm.me</text:span></text:span></text:a><text:span text:style-name="Definition"><text:span text:style-name="T3"><text:line-break/></text:span></text:span><text:a xlink:type="simple" xlink:href="https://www.linkedin.com/in/alexandre-poitevin-yahya-abou-imran/" text:style-name="Internet_20_link" text:visited-style-name="Visited_20_Internet_20_Link"><text:span text:style-name="Definition"><text:span text:style-name="T7">LinkedIn</text:span></text:span></text:a><text:span text:style-name="Definition"><text:span text:style-name="T7"><text:line-break/></text:span></text:span><text:a xlink:type="simple" xlink:href="https://gitlab.com/yahya-abou-imran" text:style-name="Internet_20_link" text:visited-style-name="Visited_20_Internet_20_Link"><text:span text:style-name="Definition"><text:span text:style-name="T7">GitLab</text:span></text:span></text:a><text:span text:style-name="Definition"><text:span text:style-name="T3"><text:line-break/></text:span></text:span></text:p>
      <text:p text:style-name="P1">Développeur Python Backend travaillant en méthodologie SCRUM.<text:line-break/>Capable de tirer des spécifications techniques à partir de besoins, d’analyser des problèmes algorithmiques puis de le<text:span text:style-name="T8">s</text:span> modéliser et de les résoudre par un code de qualité et performant.<text:line-break/>Goût du travail en équipe, ouvert d’esprit, dynamique et réactif.</text:p>
      <text:h text:style-name="P10" text:outline-level="4"><text:bookmark-start text:name="formation"/>FORMATION<text:bookmark-end text:name="formation"/></text:h>
      <text:list xml:id="list1010738839" text:style-name="L1">
        <text:list-item>
          <text:p text:style-name="P2"><text:span text:style-name="T4">2017</text:span><text:span text:style-name="T3"> : Spécialisation Python de l’Université du Mishigan (</text:span><text:a xlink:type="simple" xlink:href="https://www.coursera.org/account/accomplishments/specialization/746NYVF4PLYH" text:style-name="Internet_20_link" text:visited-style-name="Visited_20_Internet_20_Link"><text:span text:style-name="Definition"><text:span text:style-name="T3">coursera.org</text:span></text:span></text:a><text:span text:style-name="T3">)</text:span></text:p>
        </text:list-item>
        <text:list-item>
          <text:p text:style-name="P3"><text:span text:style-name="T1">2017</text:span> : Analyste programmeur, titre professionnel de niveau III (CESI Alternance)</text:p>
        </text:list-item>
        <text:list-item>
          <text:p text:style-name="P2"><text:span text:style-name="T4">2015-2017</text:span><text:span text:style-name="T3"> : Auto formation en programmation (</text:span><text:a xlink:type="simple" xlink:href="https://openclassrooms.com/fr" text:style-name="Internet_20_link" text:visited-style-name="Visited_20_Internet_20_Link"><text:span text:style-name="Definition"><text:span text:style-name="T3">openclassrooms.com</text:span></text:span></text:a><text:span text:style-name="T3">)</text:span></text:p>
        </text:list-item>
        <text:list-item>
          <text:p text:style-name="P3"><text:span text:style-name="T1">2007-2009</text:span> : Licence Mathématique niveau 2ème année non validée (Bordeaux 1)</text:p>
        </text:list-item>
        <text:list-item>
          <text:p text:style-name="P3"><text:span text:style-name="T1">Juin 2007</text:span> : Baccalauréat Scientifique (Lycée Val de Garonne, Marmande)<text:line-break/><text:span text:style-name="T2">S SI (Sciences de l’ingénieur), spécialité mathématiques</text:span></text:p>
        </text:list-item>
      </text:list>
      <text:h text:style-name="P10" text:outline-level="4"><text:bookmark-start text:name="expériences-professionnelles"/>EXPÉRIENCES PROFESSIONNELLES<text:bookmark-end text:name="expériences-professionnelles"/></text:h>
      <text:list xml:id="list4107981554" text:style-name="L2">
        <text:list-item>
          <text:p text:style-name="P4"><text:span text:style-name="T1">Juillet 2017</text:span> : Développeur stagiaire en intégration OpenERP/Odoo (Aquilog, Talence)</text:p>
        </text:list-item>
      </text:list>
      <text:h text:style-name="P10" text:outline-level="4"><text:bookmark-start text:name="compétences-principales"/>COMPÉTENCES PRINCIPALES<text:bookmark-end text:name="compétences-principales"/></text:h>
      <text:list xml:id="list3252236230" text:style-name="L3">
        <text:list-item>
          <text:p text:style-name="P5"><text:span text:style-name="T1">Avancé</text:span>: Python, TDD, Git, Principes SOLID, Shell, SCRUM</text:p>
        </text:list-item>
        <text:list-item>
          <text:p text:style-name="P5"><text:span text:style-name="T1">Intermédiare</text:span>: SQL</text:p>
        </text:list-item>
      </text:list>
      <text:h text:style-name="P10" text:outline-level="4"><text:bookmark-start text:name="projets-personnels"/>PROJETS <text:bookmark-end text:name="projets-personnels"/><text:span text:style-name="T9">OPEN SOURCE</text:span></text:h>
      <text:list xml:id="list3655447978" text:style-name="L4">
        <text:list-item>
          <text:p text:style-name="P7"><text:span text:style-name="T4">Librairies Python</text:span><text:span text:style-name="T5"> </text:span><text:span text:style-name="T3">:</text:span></text:p>
          <text:list>
            <text:list-item>
              <text:p text:style-name="P8"><text:a xlink:type="simple" xlink:href="http://pipy.org/project/checktypes" text:style-name="Internet_20_link" text:visited-style-name="Visited_20_Internet_20_Link"><text:span text:style-name="T6">checktypes</text:span></text:a><text:span text:style-name="T5"> : outils de data validation</text:span></text:p>
            </text:list-item>
            <text:list-item>
              <text:p text:style-name="P8"><text:a xlink:type="simple" xlink:href="http://pypi.org/project/hybridset" text:style-name="Internet_20_link" text:visited-style-name="Visited_20_Internet_20_Link"><text:span text:style-name="T4">hybridset</text:span></text:a><text:span text:style-name="T5"> : structurde de données stockant séparément les valeurs hashables et non hashables</text:span></text:p>
            </text:list-item>
          </text:list>
        </text:list-item>
      </text:list>
      <text:h text:style-name="P10" text:outline-level="4"><text:bookmark-start text:name="compétences-complémentaires"/>COMPÉTENCES COMPLÉMENTAIRES<text:bookmark-end text:name="compétences-complémentaires"/></text:h>
      <text:list xml:id="list546544420" text:style-name="L5">
        <text:list-item>
          <text:p text:style-name="P6"><text:span text:style-name="T1">Éditeurs de textes et IDE</text:span>: Vim, PyCharm</text:p>
        </text:list-item>
        <text:list-item>
          <text:p text:style-name="P6"><text:span text:style-name="T1">OS</text:span>: GNU/Linux (Debian et dérivées, Arch), Mac OSX, Windows 7/10</text:p>
        </text:list-item>
        <text:list-item>
          <text:p text:style-name="P6"><text:span text:style-name="T1">Langues</text:span>: <text:span text:style-name="T2">Anglais</text:span> (bon niveau), <text:span text:style-name="T2">Arabe littéraire</text:span> (bon niveau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ntarell" svg:font-family="Cantarel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04T20:26:39.245951962</dc:date>
    <meta:editing-duration>PT37M37S</meta:editing-duration>
    <meta:editing-cycles>19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198" meta:character-count="1387" meta:non-whitespace-character-count="1224"/>
  </office:meta>
</office:document-meta>
</file>